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13" style:family="table-row">
      <style:table-row-properties style:min-row-height="2.178cm" fo:keep-together="auto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text-underline-style="none" fo:font-weight="normal" officeooo:rsid="0013ce24" officeooo:paragraph-rsid="0013ce2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weight="normal" officeooo:paragraph-rsid="0013ce24" style:font-weight-asian="normal"/>
    </style:style>
    <style:style style:name="P4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5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6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7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paragraph-rsid="001685e7" style:font-size-asian="10pt" style:font-size-complex="10pt"/>
    </style:style>
    <style:style style:name="P10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174f85" officeooo:paragraph-rsid="00174f85" style:font-size-asian="10pt" style:font-size-complex="10pt"/>
    </style:style>
    <style:style style:name="P11" style:family="paragraph" style:parent-style-name="Standard">
      <style:paragraph-properties fo:text-align="center" style:justify-single-word="false" fo:keep-with-next="always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officeooo:paragraph-rsid="002869b6" style:font-size-asian="10pt" style:font-weight-asian="bold" style:font-size-complex="10pt"/>
    </style:style>
    <style:style style:name="P16" style:family="paragraph" style:parent-style-name="Standard">
      <style:paragraph-properties fo:text-align="center" style:justify-single-word="false" fo:keep-with-next="always"/>
      <style:text-properties style:font-name="Arial" fo:font-size="2pt" fo:font-weight="bold" style:font-size-asian="1.75pt" style:font-weight-asian="bold" style:font-name-complex="Arial" style:font-size-complex="2pt"/>
    </style:style>
    <style:style style:name="P17" style:family="paragraph" style:parent-style-name="Text_20_body">
      <style:text-properties officeooo:paragraph-rsid="001effa3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20" style:family="paragraph" style:parent-style-name="Standard">
      <style:paragraph-properties fo:margin-top="0.199cm" fo:margin-bottom="0cm" loext:contextual-spacing="false"/>
      <style:text-properties style:font-name="Arial" fo:language="fr" fo:country="BE" style:text-underline-style="none" fo:font-weight="bold" officeooo:rsid="0050c4e7" officeooo:paragraph-rsid="002def3b" style:font-weight-asian="bold" style:font-name-complex="Times New Roman" style:font-weight-complex="normal"/>
    </style:style>
    <style:style style:name="P21" style:family="paragraph" style:parent-style-name="mise_20_en_20_page">
      <style:paragraph-properties fo:margin-top="0cm" fo:margin-bottom="0cm" loext:contextual-spacing="false" style:shadow="none"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rsid="002def3b" officeooo:paragraph-rsid="0035ff31" style:font-weight-asian="normal"/>
    </style:style>
    <style:style style:name="P2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35ff31" style:font-weight-asian="normal" style:font-weight-complex="normal"/>
    </style:style>
    <style:style style:name="P2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35ff31" style:font-weight-asian="bold"/>
    </style:style>
    <style:style style:name="P24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174f85" officeooo:paragraph-rsid="0046b2f9" style:font-size-asian="10pt" style:font-size-complex="10pt"/>
    </style:style>
    <style:style style:name="P25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174f85" officeooo:paragraph-rsid="004799f2" style:font-size-asian="10pt" style:font-size-complex="10pt"/>
    </style:style>
    <style:style style:name="P26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7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8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9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0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style:font-size-asian="10pt" style:font-size-complex="10pt" style:font-weight-complex="normal"/>
    </style:style>
    <style:style style:name="T5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6" style:family="text">
      <style:text-properties style:text-underline-style="none" fo:font-weight="normal" officeooo:rsid="00189fef" style:font-weight-asian="normal" style:font-weight-complex="normal"/>
    </style:style>
    <style:style style:name="T7" style:family="text">
      <style:text-properties officeooo:rsid="001effa3"/>
    </style:style>
    <style:style style:name="T8" style:family="text">
      <style:text-properties officeooo:rsid="002869b6"/>
    </style:style>
    <style:style style:name="T9" style:family="text">
      <style:text-properties fo:color="#ff3333" style:font-name="Arial" fo:font-style="italic" officeooo:rsid="0013ce24" style:font-style-asian="italic" style:font-name-complex="Times New Roman"/>
    </style:style>
    <style:style style:name="T10" style:family="text">
      <style:text-properties officeooo:rsid="0018e019"/>
    </style:style>
    <style:style style:name="T11" style:family="text">
      <style:text-properties officeooo:rsid="007358ca"/>
    </style:style>
    <style:style style:name="T12" style:family="text">
      <style:text-properties fo:font-size="10pt" style:text-underline-style="none" fo:font-weight="normal" officeooo:rsid="0050c4e7" style:font-size-asian="10pt" style:font-weight-asian="normal" style:font-name-complex="Times New Roman" style:font-size-complex="10pt" style:font-weight-complex="normal"/>
    </style:style>
    <style:style style:name="T13" style:family="text">
      <style:text-properties officeooo:rsid="0046b2f9"/>
    </style:style>
    <style:style style:name="T14" style:family="text">
      <style:text-properties officeooo:rsid="004765ae"/>
    </style:style>
    <style:style style:name="T15" style:family="text">
      <style:text-properties officeooo:rsid="004799f2"/>
    </style:style>
    <style:style style:name="T16" style:family="text">
      <style:text-properties officeooo:rsid="00479c00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49435104" text:id="ct49435104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49338096" text:id="ct49338096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49420016" text:id="ct49420016">
          <text:insertion>
            <office:change-info>
              <dc:creator>Auteur inconnu</dc:creator>
              <dc:date>2016-08-03T14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h text:style-name="P19" text:outline-level="1"><text:span text:style-name="T9"><office:annotation><dc:creator>Auteur inconnu</dc:creator><dc:date>2016-08-03T13:52:21</dc:date><text:list text:style-name=""><text:list-item><text:p text:style-name="P31"><text:span text:style-name="T17">do title if not self.queryState() in meetingConfig.getItemDecidedStates()</text:span></text:p></text:list-item></text:list></office:annotation></text:span><text:span text:style-name="T9">PROJET DE DELIBERATION</text:span></text:h>
      <text:h text:style-name="P6" text:outline-level="1"><office:annotation><dc:creator>Auteur inconnu</dc:creator><dc:date>2017-01-12T15:51:20</dc:date><text:list text:continue-numbering="true" text:style-name=""><text:list-item><text:p text:style-name="P31"><text:span text:style-name="T24">do title if meetingConfig.getMeetingTypeName() == 'MeetingCollege'</text:span></text:p></text:list-item></text:list></office:annotation>Extrait du procès-verbal de la séance du Collège communal</text:h>
      <text:h text:style-name="P6" text:outline-level="1"><office:annotation><dc:creator>Auteur inconnu</dc:creator><dc:date>2017-01-12T15:51:59</dc:date><text:list text:continue-numbering="true" text:style-name=""><text:list-item><text:p text:style-name="P31"><text:span text:style-name="T18">do title if meetingConfig.getMeetingTypeName() == 'MeetingCouncil'</text:span></text:p></text:list-item></text:list></office:annotation>Extrait du procès-verbal de la séance du <text:span text:style-name="T8">Conseil</text:span> communal</text:h>
      <text:h text:style-name="P5" text:outline-level="1">du <text:change-start text:change-id="ct49435104"/><text:span text:style-name="T3">view.printMeetingDate()</text:span><text:change-end text:change-id="ct49435104"/></text:h>
      <text:p text:style-name="P4"/>
      <text:h text:style-name="P28" text:outline-level="5"/>
      <text:h text:style-name="P27" text:outline-level="5">Présents</text:h>
      <text:p text:style-name="P3"><text:span text:style-name="T5"><office:annotation><dc:creator>Auteur inconnu</dc:creator><dc:date>2016-08-03T13:59:40</dc:date><text:list text:continue-numbering="true" text:style-name=""><text:list-item><text:p text:style-name="P31"><text:span text:style-name="T19">do text</text:span></text:p></text:list-item><text:list-item><text:p text:style-name="P31"><text:span text:style-name="T19">from xhtml(self.getStrikedItemAssembly() or '-')</text:span></text:p></text:list-item></text:list></office:annotation></text:span><text:span text:style-name="T5">Assemblée</text:span></text:p>
      <text:p text:style-name="P2"/>
      <text:p text:style-name="P23">Absent<text:span text:style-name="T10">(e)s</text:span></text:p>
      <text:p text:style-name="P22"><office:annotation><dc:creator>Vivian Antoine</dc:creator><dc:date>2016-06-24T15:09:27</dc:date><text:p text:style-name="P32"><text:span text:style-name="T23">do text</text:span></text:p><text:p text:style-name="P32"><text:span text:style-name="T23">from xhtml(self.getItemAssemblyAbsents() or '-')</text:span></text:p></office:annotation><text:span text:style-name="T11">absent</text:span>Assembly</text:p>
      <text:p text:style-name="P23"/>
      <text:p text:style-name="P23">Excusé<text:span text:style-name="T10">(e)s</text:span></text:p>
      <text:p text:style-name="P21"><text:span text:style-name="T4"><office:annotation><dc:creator>Vivian Antoine</dc:creator><dc:date>2016-06-24T15:09:27</dc:date><text:p text:style-name="P32"><text:span text:style-name="T23">do text</text:span></text:p><text:p text:style-name="P32"><text:span text:style-name="T23">from xhtml(self.getItemAssemblyExcused() or '-')</text:span></text:p></office:annotation></text:span><text:span text:style-name="T4">excusedAssembly</text:span></text:p>
      <text:p text:style-name="P20"/>
      <text:p text:style-name="Text_20_body"><text:span text:style-name="T12"><office:annotation><dc:creator>André NUYENS</dc:creator><dc:date>2016-09-09T14:29:51</dc:date><text:list text:continue-numbering="true" text:style-name=""><text:list-item><text:p text:style-name="P32"><text:span text:style-name="T21">do text if </text:span><text:span text:style-name="T22">self</text:span><text:span text:style-name="T21">.getInAndOutMoves()</text:span></text:p></text:list-item><text:list-item><text:p text:style-name="P32"><text:span text:style-name="T21">from xhtml(</text:span><text:span text:style-name="T22">self</text:span><text:span text:style-name="T21">.getInAndOutMoves(), stylesMapping={'p':'Text body'})</text:span></text:p></text:list-item></text:list></office:annotation></text:span><text:span text:style-name="T12">inAndOut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7"><text:span text:style-name="T1">N° objet</text:span> : <text:change-start text:change-id="ct49338096"/>self.getItemReference() <text:span text:style-name="T7">or '-'</text:span><text:change-end text:change-id="ct49338096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49420016"/>self.Title()<text:change-end text:change-id="ct49420016"/></text:p>
          </table:table-cell>
        </table:table-row>
      </table:table>
      <text:p text:style-name="P1"/>
      <text:section text:style-name="Sect1" text:name="College">
        <text:p text:style-name="P18"><office:annotation><dc:creator>Auteur inconnu</dc:creator><dc:date>2017-01-12T15:53:14</dc:date><text:list text:continue-numbering="true" text:style-name=""><text:list-item><text:p text:style-name="P31"><text:span text:style-name="T18">do section- if meetingConfig.getMeetingTypeName() == 'MeetingCollege'</text:span></text:p></text:list-item></text:list></office:annotation>Le Collège communal, </text:p>
        <text:p text:style-name="Text_20_body"><office:annotation><dc:creator>Auteur inconnu</dc:creator><dc:date>2016-08-03T14:04:19</dc:date><text:p text:style-name="P31"><text:span text:style-name="T20">do text</text:span></text:p><text:p text:style-name="P31"><text:span text:style-name="T20">from xhtml(view.printXhtml(self, view.printDelibeContent(), keepWithNext=True), stylesMapping={'p':'Text body'})</text:span></text:p></office:annotation>Délibération</text:p>
      </text:section>
      <text:section text:style-name="Sect1" text:name="Conseil">
        <text:p text:style-name="P18"><office:annotation><dc:creator>Auteur inconnu</dc:creator><dc:date>2017-01-12T15:53:20</dc:date><text:list text:continue-numbering="true" text:style-name=""><text:list-item><text:p text:style-name="P31"><text:span text:style-name="T18">do section- if meetingConfig.getMeetingTypeName() == 'MeetingCouncil'</text:span></text:p></text:list-item></text:list></office:annotation>Le Conseil communal, </text:p>
        <text:p text:style-name="Text_20_body"><office:annotation><dc:creator>Auteur inconnu</dc:creator><dc:date>2016-08-03T14:04:19</dc:date><text:p text:style-name="P31"><text:span text:style-name="T20">do text</text:span></text:p><text:p text:style-name="P31"><text:span text:style-name="T20">from xhtml(view.printXhtml(self, view.printDelibeContentCouncil(), keepWithNext=True), stylesMapping={'p':'Text body'})</text:span></text:p></office:annotation>Délibération</text:p>
      </text:section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office:annotation><dc:creator>Auteur inconnu</dc:creator><dc:date>2016-08-03T14:15:16</dc:date><text:list text:continue-numbering="true" text:style-name=""><text:list-item><text:p text:style-name="P31"><text:span text:style-name="T19">do table if self.hasMeeting()</text:span></text:p></text:list-item></text:list></office:annotation></text:p>
          </table:table-cell>
          <table:table-cell table:style-name="Tableau2.A1" office:value-type="string">
            <text:p text:style-name="P13">Ainsi délibéré, en séance, date que dessus.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3:59</dc:date><text:list text:continue-numbering="true" text:style-name=""><text:list-item><text:p text:style-name="P31"><text:span text:style-name="T18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13">Par le Collège :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4:09</dc:date><text:list text:continue-numbering="true" text:style-name=""><text:list-item><text:p text:style-name="P31"><text:span text:style-name="T18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5">Par le <text:span text:style-name="T8">Conseil</text:span> :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7"><text:text-input text:description="">self.getItemSignatures().split('\n')[0]</text:text-input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9">s/<text:span text:style-name="T6"><text:text-input text:description="">self.getItemSignatures().split('\n')[1]</text:text-input>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s/<text:span text:style-name="T6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3">Pour extrait conforme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3">Fait à Charleroi, le <text:span text:style-name="T2"><text:date style:data-style-name="N76" text:date-value="2017-03-21T15:04:52.191473627">21 mars 2017</text:date></text:span>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10"><text:span text:style-name="T16"><text:text-input text:description="">self.getProposingGroup(theObject=True).getGroupInChargeAt().getCertifiedSignatures(computed=True, context=self)[0]</text:text-input>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25"><text:span text:style-name="T16"><text:text-input text:description="">self.getProposingGroup(theObject=True).getGroupInChargeAt().getCertifiedSignatures(computed=True, context=self)[2]</text:text-input>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3">
          <table:table-cell table:style-name="Tableau2.A1" office:value-type="string">
            <text:p text:style-name="P24"><text:bookmark-start text:name="__DdeLink__265_732008059"/><text:span text:style-name="T16"><text:text-input text:description="">self.getProposingGroup(theObject=True).getGroupInChargeAt().getCertifiedSignatures(computed=True, context=self)[1].replace(',', '\n')</text:text-input></text:span><text:bookmark-end text:name="__DdeLink__265_732008059"/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25"><text:span text:style-name="T16"><text:text-input text:description="">self.getProposingGroup(theObject=True).getGroupInChargeAt().getCertifiedSignatures(computed=True, context=self)[3].replace(',', '\n')</text:text-input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italic" style:family="paragraph" style:parent-style-name="Standard">
      <style:text-properties fo:font-style="italic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3-21T15:04:52.090440345</dc:date>
    <meta:print-date>2015-03-10T16:07:00</meta:print-date>
    <meta:editing-cycles>62</meta:editing-cycles>
    <meta:editing-duration>PT5H46S</meta:editing-duration>
    <meta:generator>LibreOffice/4.4.7.2$Linux_X86_64 LibreOffice_project/40m0$Build-2</meta:generator>
    <meta:document-statistic meta:table-count="2" meta:image-count="1" meta:object-count="0" meta:page-count="1" meta:paragraph-count="35" meta:word-count="113" meta:character-count="1229" meta:non-whitespace-character-count="1163"/>
  </office:meta>
</office:document-meta>
</file>